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1BF40F7A.jpg"/>
  <manifest:file-entry manifest:media-type="image/jpeg" manifest:full-path="Pictures/10000000000001420000014AD34E26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aree" svg:font-family="War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Waree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Waree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Waree" fo:font-size="16pt" fo:font-weight="bold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Cleveland Express</text:p>
      <text:p text:style-name="P3">Elliot Schmitt</text:p>
      <text:p text:style-name="P3">Drew Persson</text:p>
      <text:p text:style-name="P3">Andrew Schutt</text:p>
      <text:p text:style-name="P3"/>
      <text:p text:style-name="P3"/>
      <text:p text:style-name="P3"><draw:frame draw:style-name="fr1" draw:name="graphics1" text:anchor-type="paragraph" svg:width="3.3543in" svg:height="3.4374in" draw:z-index="0"><draw:image xlink:href="Pictures/10000000000001420000014AD34E2697.jpg" xlink:type="simple" xlink:show="embed" xlink:actuate="onLoad"/></draw:frame><draw:frame draw:style-name="fr2" draw:name="graphics2" text:anchor-type="paragraph" svg:x="2.4209in" svg:y="0.5728in" svg:width="2.0835in" svg:height="2.0835in" draw:z-index="1"><draw:image xlink:href="Pictures/10000000000000C8000000C81BF40F7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aree" svg:font-family="War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Schutt</meta:initial-creator>
    <meta:creation-date>2011-03-02T09:57:42</meta:creation-date>
    <dc:creator>Andrew Schutt</dc:creator>
    <dc:date>2011-03-02T10:04:02</dc:date>
    <meta:printed-by>Andrew Schutt</meta:printed-by>
    <meta:print-date>2011-03-02T10:02:03</meta:print-date>
    <meta:editing-cycles>1</meta:editing-cycles>
    <meta:editing-duration>PT6M2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8" meta:character-count="56"/>
  </office:meta>
</office:document-meta>
</file>